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InvokerFactoryImpl.getPortletInvoker( PortletDefinition portletDefini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ortletInvokerFactory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InvokerFactoryImpl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InvokerFactoryImpl.releasePortletInvoker( PortletInvoker invo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